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8pt" style:font-size-asian="18pt" style:font-size-complex="18pt" fo:font-weight="bold" style:font-weight-asian="bold" style:font-weight-complex="bold"/>
    </style:style>
    <style:style style:name="T1_2" style:family="text">
      <style:text-properties fo:font-size="18pt" style:font-size-asian="18pt" style:font-size-complex="18pt" fo:font-weight="bold" style:font-weight-asian="bold" style:font-weight-complex="bold"/>
    </style:style>
    <style:style style:name="T1_3" style:family="text">
      <style:text-properties fo:font-size="18pt" style:font-size-asian="18pt" style:font-size-complex="18pt" fo:font-weight="bold" style:font-weight-asian="bold" style:font-weight-complex="bold"/>
    </style:style>
    <style:style style:name="T1_4" style:family="text">
      <style:text-properties fo:font-size="18pt" style:font-size-asian="18pt" style:font-size-complex="18pt" fo:font-weight="bold" style:font-weight-asian="bold" style:font-weight-complex="bold"/>
    </style:style>
    <style:style style:name="T1_5" style:family="text">
      <style:text-properties fo:font-size="18pt" style:font-size-asian="18pt" style:font-size-complex="18pt" fo:font-weight="bold" style:font-weight-asian="bold" style:font-weight-complex="bold"/>
    </style:style>
    <style:style style:name="T1_6" style:family="text">
      <style:text-properties fo:font-size="18pt" style:font-size-asian="18pt" style:font-size-complex="18pt" fo:font-weight="bold" style:font-weight-asian="bold" style:font-weight-complex="bold"/>
    </style:style>
    <style:style style:name="T1_7" style:family="text">
      <style:text-properties fo:font-size="18pt" style:font-size-asian="18pt" style:font-size-complex="18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>
      <style:text-properties fo:font-weight="bold" style:font-weight-asian="bold" style:font-weight-complex="bold"/>
    </style:style>
    <style:style style:name="T2_4" style:family="text">
      <style:text-properties fo:font-weight="bold" style:font-weight-asian="bold" style:font-weight-complex="bold"/>
    </style:style>
    <style:style style:name="T2_5" style:family="text">
      <style:text-properties fo:font-weight="bold" style:font-weight-asian="bold" style:font-weight-complex="bold"/>
    </style:style>
    <style:style style:name="T2_6" style:family="text">
      <style:text-properties fo:font-weight="bold" style:font-weight-asian="bold" style:font-weight-complex="bold"/>
    </style:style>
    <style:style style:name="T2_7" style:family="text">
      <style:text-properties fo:font-weight="bold" style:font-weight-asian="bold" style:font-weight-complex="bold"/>
    </style:style>
    <style:style style:name="T2_8" style:family="text">
      <style:text-properties fo:font-weight="bold" style:font-weight-asian="bold" style:font-weight-complex="bold"/>
    </style:style>
    <style:style style:name="T2_9" style:family="text">
      <style:text-properties fo:font-weight="bold" style:font-weight-asian="bold" style:font-weight-complex="bold"/>
    </style:style>
    <style:style style:name="T2_10" style:family="text">
      <style:text-properties fo:font-weight="bold" style:font-weight-asian="bold" style:font-weight-complex="bold"/>
    </style:style>
    <style:style style:name="T2_11" style:family="text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weight="bold" style:font-weight-asian="bold" style:font-weight-complex="bold"/>
    </style:style>
    <style:style style:name="T4_2" style:family="text">
      <style:text-properties fo:font-weight="bold" style:font-weight-asian="bold" style:font-weight-complex="bold"/>
    </style:style>
    <style:style style:name="T4_3" style:family="text">
      <style:text-properties fo:font-weight="bold" style:font-weight-asian="bold" style:font-weight-complex="bold"/>
    </style:style>
    <style:style style:name="T4_4" style:family="text">
      <style:text-properties fo:font-weight="bold" style:font-weight-asian="bold" style:font-weight-complex="bold"/>
    </style:style>
    <style:style style:name="T4_5" style:family="text">
      <style:text-properties fo:font-weight="bold" style:font-weight-asian="bold" style:font-weight-complex="bold"/>
    </style:style>
    <style:style style:name="T4_6" style:family="text"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P15" style:family="paragraph" style:parent-style-name="Standard">
      <style:paragraph-properties fo:break-before="auto" fo:line-height="115%" fo:margin-top="0cm" fo:margin-bottom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P16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Projeto</text:span><text:span text:style-name="T1_2"><text:s/></text:span><text:span text:style-name="T1_3">de</text:span><text:span text:style-name="T1_4"><text:s/></text:span><text:span text:style-name="T1_5">E</text:span><text:span text:style-name="T1_6">-</text:span><text:span text:style-name="T1_7">Commerce</text:span></text:p>
      <text:p text:style-name="P2"><text:span text:style-name="T2_1">E</text:span><text:span text:style-name="T2_2">-</text:span><text:span text:style-name="T2_3">Commerce</text:span><text:span text:style-name="T2_4"><text:s/></text:span><text:span text:style-name="T2_5">baseado</text:span><text:span text:style-name="T2_6"><text:s/></text:span><text:span text:style-name="T2_7">no</text:span><text:span text:style-name="T2_8"><text:s/></text:span><text:span text:style-name="T2_9">mercado</text:span><text:span text:style-name="T2_10"><text:s/></text:span><text:span text:style-name="T2_11">livre</text:span></text:p>
      <text:p text:style-name="P3"/>
      <text:p text:style-name="P4"><text:span text:style-name="T4_1">Requisitos</text:span><text:span text:style-name="T4_2"><text:s/></text:span><text:span text:style-name="T4_3">do</text:span><text:span text:style-name="T4_4"><text:s/></text:span><text:span text:style-name="T4_5">sistema</text:span><text:span text:style-name="T4_6">:<text:s/></text:span></text:p>
      <text:p text:style-name="P5"/>
      <text:list text:style-name="LS1" xml:id="list0">
        <text:list-item>
          <text:p text:style-name="P6"><text:span text:style-name="T6_1">O</text:span><text:span text:style-name="T6_2"><text:s/></text:span><text:span text:style-name="T6_3">sistema</text:span><text:span text:style-name="T6_4"><text:s/></text:span><text:span text:style-name="T6_5">deve</text:span><text:span text:style-name="T6_6"><text:s/></text:span><text:span text:style-name="T6_7">possuir</text:span><text:span text:style-name="T6_8"><text:s/></text:span><text:span text:style-name="T6_9">um</text:span><text:span text:style-name="T6_10"><text:s/></text:span><text:span text:style-name="T6_11">ambiente</text:span><text:span text:style-name="T6_12"><text:s/></text:span><text:span text:style-name="T6_13">visual</text:span><text:span text:style-name="T6_14"><text:s/></text:span><text:span text:style-name="T6_15">para</text:span><text:span text:style-name="T6_16"><text:s/></text:span><text:span text:style-name="T6_17">exibir</text:span><text:span text:style-name="T6_18"><text:s/></text:span><text:span text:style-name="T6_19">os</text:span><text:span text:style-name="T6_20"><text:s/></text:span><text:span text:style-name="T6_21">produtos</text:span><text:span text:style-name="T6_22"><text:s/></text:span><text:span text:style-name="T6_23">que</text:span><text:span text:style-name="T6_24"><text:s/></text:span><text:span text:style-name="T6_25">estão</text:span><text:span text:style-name="T6_26"><text:s/></text:span><text:span text:style-name="T6_27">a</text:span><text:span text:style-name="T6_28"><text:s/></text:span><text:span text:style-name="T6_29">venda</text:span><text:span text:style-name="T6_30">.</text:span></text:p>
        </text:list-item>
        <text:list-item>
          <text:p text:style-name="P7"><text:span text:style-name="T7_1">O</text:span><text:span text:style-name="T7_2"><text:s/></text:span><text:span text:style-name="T7_3">sistema</text:span><text:span text:style-name="T7_4"><text:s/></text:span><text:span text:style-name="T7_5">deve</text:span><text:span text:style-name="T7_6"><text:s/></text:span><text:span text:style-name="T7_7">permitir</text:span><text:span text:style-name="T7_8"><text:s/></text:span><text:span text:style-name="T7_9">que</text:span><text:span text:style-name="T7_10"><text:s/></text:span><text:span text:style-name="T7_11">o</text:span><text:span text:style-name="T7_12"><text:s/></text:span><text:span text:style-name="T7_13">login</text:span><text:span text:style-name="T7_14"><text:s/></text:span><text:span text:style-name="T7_15">de</text:span><text:span text:style-name="T7_16"><text:s/></text:span><text:span text:style-name="T7_17">usuários</text:span><text:span text:style-name="T7_18"><text:s/></text:span><text:span text:style-name="T7_19">no</text:span><text:span text:style-name="T7_20"><text:s/></text:span><text:span text:style-name="T7_21">sistema</text:span><text:span text:style-name="T7_22">.</text:span></text:p>
        </text:list-item>
        <text:list-item>
          <text:p text:style-name="P8"><text:span text:style-name="T8_1">O</text:span><text:span text:style-name="T8_2"><text:s/></text:span><text:span text:style-name="T8_3">sistema</text:span><text:span text:style-name="T8_4"><text:s/></text:span><text:span text:style-name="T8_5">deve</text:span><text:span text:style-name="T8_6"><text:s/></text:span><text:span text:style-name="T8_7">possuir</text:span><text:span text:style-name="T8_8"><text:s/></text:span><text:span text:style-name="T8_9">uma</text:span><text:span text:style-name="T8_10"><text:s/></text:span><text:span text:style-name="T8_11">área</text:span><text:span text:style-name="T8_12"><text:s/></text:span><text:span text:style-name="T8_13">administrativa</text:span><text:span text:style-name="T8_14"><text:s/></text:span><text:span text:style-name="T8_15">para</text:span><text:span text:style-name="T8_16"><text:s/></text:span><text:span text:style-name="T8_17">os</text:span><text:span text:style-name="T8_18"><text:s/></text:span><text:span text:style-name="T8_19">usuários</text:span><text:span text:style-name="T8_20">.</text:span></text:p>
        </text:list-item>
        <text:list-item>
          <text:p text:style-name="P9"><text:span text:style-name="T9_1">O</text:span><text:span text:style-name="T9_2"><text:s/></text:span><text:span text:style-name="T9_3">sistema</text:span><text:span text:style-name="T9_4"><text:s/></text:span><text:span text:style-name="T9_5">deve</text:span><text:span text:style-name="T9_6"><text:s/></text:span><text:span text:style-name="T9_7">permitir</text:span><text:span text:style-name="T9_8"><text:s/></text:span><text:span text:style-name="T9_9">que</text:span><text:span text:style-name="T9_10"><text:s/></text:span><text:span text:style-name="T9_11">o</text:span><text:span text:style-name="T9_12"><text:s/></text:span><text:span text:style-name="T9_13">usuário</text:span><text:span text:style-name="T9_14"><text:s/></text:span><text:span text:style-name="T9_15">adicione</text:span><text:span text:style-name="T9_16"><text:s/></text:span><text:span text:style-name="T9_17">produtos</text:span><text:span text:style-name="T9_18">.</text:span></text:p>
        </text:list-item>
        <text:list-item>
          <text:p text:style-name="P10"><text:span text:style-name="T10_1">O</text:span><text:span text:style-name="T10_2"><text:s/></text:span><text:span text:style-name="T10_3">sistema</text:span><text:span text:style-name="T10_4"><text:s/></text:span><text:span text:style-name="T10_5">deve</text:span><text:span text:style-name="T10_6"><text:s/></text:span><text:span text:style-name="T10_7">permitir</text:span><text:span text:style-name="T10_8"><text:s/></text:span><text:span text:style-name="T10_9">que</text:span><text:span text:style-name="T10_10"><text:s/></text:span><text:span text:style-name="T10_11">o</text:span><text:span text:style-name="T10_12"><text:s/></text:span><text:span text:style-name="T10_13">usuário</text:span><text:span text:style-name="T10_14"><text:s/></text:span><text:span text:style-name="T10_15">visualize</text:span><text:span text:style-name="T10_16"><text:s/></text:span><text:span text:style-name="T10_17">os</text:span><text:span text:style-name="T10_18"><text:s/></text:span><text:span text:style-name="T10_19">produtos</text:span><text:span text:style-name="T10_20"><text:s/></text:span><text:span text:style-name="T10_21">comprados</text:span><text:span text:style-name="T10_22">.</text:span></text:p>
        </text:list-item>
        <text:list-item>
          <text:p text:style-name="P11"><text:span text:style-name="T11_1">O</text:span><text:span text:style-name="T11_2"><text:s/></text:span><text:span text:style-name="T11_3">sistema</text:span><text:span text:style-name="T11_4"><text:s/></text:span><text:span text:style-name="T11_5">deve</text:span><text:span text:style-name="T11_6"><text:s/></text:span><text:span text:style-name="T11_7">permitir</text:span><text:span text:style-name="T11_8"><text:s/></text:span><text:span text:style-name="T11_9">que</text:span><text:span text:style-name="T11_10"><text:s/></text:span><text:span text:style-name="T11_11">o</text:span><text:span text:style-name="T11_12"><text:s/></text:span><text:span text:style-name="T11_13">usuário</text:span><text:span text:style-name="T11_14"><text:s/></text:span><text:span text:style-name="T11_15">visualize</text:span><text:span text:style-name="T11_16"><text:s/></text:span><text:span text:style-name="T11_17">os</text:span><text:span text:style-name="T11_18"><text:s/></text:span><text:span text:style-name="T11_19">produtos</text:span><text:span text:style-name="T11_20"><text:s/></text:span><text:span text:style-name="T11_21">vendidos</text:span><text:span text:style-name="T11_22">.</text:span></text:p>
        </text:list-item>
        <text:list-item>
          <text:p text:style-name="P12"><text:span text:style-name="T12_1">O</text:span><text:span text:style-name="T12_2"><text:s/></text:span><text:span text:style-name="T12_3">sistema</text:span><text:span text:style-name="T12_4"><text:s/></text:span><text:span text:style-name="T12_5">deve</text:span><text:span text:style-name="T12_6"><text:s/></text:span><text:span text:style-name="T12_7">permitir</text:span><text:span text:style-name="T12_8"><text:s/></text:span><text:span text:style-name="T12_9">que</text:span><text:span text:style-name="T12_10"><text:s/></text:span><text:span text:style-name="T12_11">o</text:span><text:span text:style-name="T12_12"><text:s/></text:span><text:span text:style-name="T12_13">administrador</text:span><text:span text:style-name="T12_14"><text:s/></text:span><text:span text:style-name="T12_15">visualize</text:span><text:span text:style-name="T12_16"><text:s/></text:span><text:span text:style-name="T12_17">todos</text:span><text:span text:style-name="T12_18"><text:s/></text:span><text:span text:style-name="T12_19">os</text:span><text:span text:style-name="T12_20"><text:s/></text:span><text:span text:style-name="T12_21">produtos</text:span><text:span text:style-name="T12_22"><text:s/></text:span><text:span text:style-name="T12_23">e</text:span><text:span text:style-name="T12_24"><text:s/></text:span><text:span text:style-name="T12_25">usuários</text:span><text:span text:style-name="T12_26">.</text:span></text:p>
        </text:list-item>
        <text:list-item>
          <text:p text:style-name="P13"><text:span text:style-name="T13_1">O</text:span><text:span text:style-name="T13_2"><text:s/></text:span><text:span text:style-name="T13_3">sistema</text:span><text:span text:style-name="T13_4"><text:s/></text:span><text:span text:style-name="T13_5">deve</text:span><text:span text:style-name="T13_6"><text:s/></text:span><text:span text:style-name="T13_7">permitir</text:span><text:span text:style-name="T13_8"><text:s/></text:span><text:span text:style-name="T13_9">que</text:span><text:span text:style-name="T13_10"><text:s/></text:span><text:span text:style-name="T13_11">o</text:span><text:span text:style-name="T13_12"><text:s/></text:span><text:span text:style-name="T13_13">usuário</text:span><text:span text:style-name="T13_14"><text:s/></text:span><text:span text:style-name="T13_15">realize</text:span><text:span text:style-name="T13_16"><text:s/></text:span><text:span text:style-name="T13_17">uma</text:span><text:span text:style-name="T13_18"><text:s/></text:span><text:span text:style-name="T13_19">compra</text:span><text:span text:style-name="T13_20">.</text:span></text:p>
        </text:list-item>
        <text:list-item>
          <text:p text:style-name="P14"><text:span text:style-name="T14_1">O</text:span><text:span text:style-name="T14_2"><text:s/></text:span><text:span text:style-name="T14_3">sistema</text:span><text:span text:style-name="T14_4"><text:s/></text:span><text:span text:style-name="T14_5">deve</text:span><text:span text:style-name="T14_6"><text:s/></text:span><text:span text:style-name="T14_7">possuir</text:span><text:span text:style-name="T14_8"><text:s/></text:span><text:span text:style-name="T14_9">um</text:span><text:span text:style-name="T14_10"><text:s/></text:span><text:span text:style-name="T14_11">módulo</text:span><text:span text:style-name="T14_12"><text:s/></text:span><text:span text:style-name="T14_13">financeiro</text:span><text:span text:style-name="T14_14"><text:s/></text:span><text:span text:style-name="T14_15">para</text:span><text:span text:style-name="T14_16"><text:s/></text:span><text:span text:style-name="T14_17">gerenciar</text:span><text:span text:style-name="T14_18"><text:s/></text:span><text:span text:style-name="T14_19">as</text:span><text:span text:style-name="T14_20"><text:s/></text:span><text:span text:style-name="T14_21">comissões</text:span><text:span text:style-name="T14_22"><text:s/></text:span><text:span text:style-name="T14_23">que</text:span><text:span text:style-name="T14_24"><text:s/></text:span><text:span text:style-name="T14_25">deverão</text:span><text:span text:style-name="T14_26"><text:s/></text:span><text:span text:style-name="T14_27">ser</text:span><text:span text:style-name="T14_28"><text:s/></text:span><text:span text:style-name="T14_29">pagas</text:span><text:span text:style-name="T14_30"><text:s/></text:span><text:span text:style-name="T14_31">para</text:span><text:span text:style-name="T14_32"><text:s/></text:span><text:span text:style-name="T14_33">o</text:span><text:span text:style-name="T14_34"><text:s/></text:span><text:span text:style-name="T14_35">dono</text:span><text:span text:style-name="T14_36"><text:s/></text:span><text:span text:style-name="T14_37">do</text:span><text:span text:style-name="T14_38"><text:s/></text:span><text:span text:style-name="T14_39">sistemas</text:span><text:span text:style-name="T14_40">.</text:span></text:p>
        </text:list-item>
        <text:list-item>
          <text:p text:style-name="P15"><text:span text:style-name="T15_1">O</text:span><text:span text:style-name="T15_2"><text:s/></text:span><text:span text:style-name="T15_3">sistema</text:span><text:span text:style-name="T15_4"><text:s/></text:span><text:span text:style-name="T15_5">deve</text:span><text:span text:style-name="T15_6"><text:s/></text:span><text:span text:style-name="T15_7">exibir</text:span><text:span text:style-name="T15_8"><text:s/></text:span><text:span text:style-name="T15_9">os</text:span><text:span text:style-name="T15_10"><text:s/></text:span><text:span text:style-name="T15_11">saldos</text:span><text:span text:style-name="T15_12"><text:s/></text:span><text:span text:style-name="T15_13">de</text:span><text:span text:style-name="T15_14"><text:s/></text:span><text:span text:style-name="T15_15">vendas</text:span><text:span text:style-name="T15_16"><text:s/></text:span><text:span text:style-name="T15_17">e</text:span><text:span text:style-name="T15_18"><text:s/></text:span><text:span text:style-name="T15_19">comissões</text:span><text:span text:style-name="T15_20"><text:s/></text:span><text:span text:style-name="T15_21">que</text:span><text:span text:style-name="T15_22"><text:s/></text:span><text:span text:style-name="T15_23">devem</text:span><text:span text:style-name="T15_24"><text:s/></text:span><text:span text:style-name="T15_25">ser</text:span><text:span text:style-name="T15_26"><text:s/></text:span><text:span text:style-name="T15_27">pagas</text:span><text:span text:style-name="T15_28"><text:s/></text:span><text:span text:style-name="T15_29">para</text:span><text:span text:style-name="T15_30"><text:s/></text:span><text:span text:style-name="T15_31">cada</text:span><text:span text:style-name="T15_32"><text:s/></text:span><text:span text:style-name="T15_33">usuário</text:span><text:span text:style-name="T15_34">.</text:span></text:p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